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78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Action selection type</text:p>
          </table:table-cell>
          <table:table-cell office:value-type="string" calcext:value-type="string">
            <text:p>References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Aumann2001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Aumann2001</text:p>
          </table:table-cell>
          <table:table-cell/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Newman2003, Varma2007, Just2007</text:p>
          </table:table-cell>
          <table:table-cell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Albus2005</text:p>
          </table:table-cell>
          <table:table-cell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Albus2005</text:p>
          </table:table-cell>
          <table:table-cell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Albus2005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Anderson2016a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Lebiere2013, Anderson2004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Lebiere2013, Anderson2004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Lebiere2013, Anderson2004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Janssen2012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Cochran2006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Benjamin2006, Benjamin2007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Benjamin2006, Benjamin2007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Benjamin2006, Benjamin2007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Benjamin2006, Benjamin2007</text:p>
          </table:table-cell>
          <table:table-cell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Hayes-Roth1989</text:p>
          </table:table-cell>
          <table:table-cell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Maldonado1998</text:p>
          </table:table-cell>
          <table:table-cell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Hayes-Roth1995a</text:p>
          </table:table-cell>
          <table:table-cell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Rousseau1996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Freed2006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Freed2006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Bridewell2015</text:p>
          </table:table-cell>
          <table:table-cell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Bridewell2015</text:p>
          </table:table-cell>
          <table:table-cell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Martin2011</text:p>
          </table:table-cell>
          <table:table-cell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Martin2011</text:p>
          </table:table-cell>
          <table:table-cell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Wendt2015</text:p>
          </table:table-cell>
          <table:table-cell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Wendt2015</text:p>
          </table:table-cell>
          <table:table-cell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Wendt2015</text:p>
          </table:table-cell>
          <table:table-cell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Bruckner2013</text:p>
          </table:table-cell>
          <table:table-cell table:style-name="ce1"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Schaat2013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Carpenter1998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Carpenter1998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Carpenter2016</text:p>
          </table:table-cell>
          <table:table-cell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Novianto2014a</text:p>
          </table:table-cell>
          <table:table-cell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Novianto2014a</text:p>
          </table:table-cell>
          <table:table-cell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Novianto2010</text:p>
          </table:table-cell>
          <table:table-cell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ovianto2014a</text:p>
          </table:table-cell>
          <table:table-cell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Novianto2014a</text:p>
          </table:table-cell>
          <table:table-cell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Gat1992</text:p>
          </table:table-cell>
          <table:table-cell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Gat1992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Rohrer2012, Rohrer2007</text:p>
          </table:table-cell>
          <table:table-cell table:style-name="ce1"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Rohrer2012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Rohrer2012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Rohrer2012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Rohrer2011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Rohrer2012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Mckinstry2013</text:p>
          </table:table-cell>
          <table:table-cell table:style-name="ce1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Fleischer2007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Krichmar2003, Seth2004a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Krichmar2003, Seth2004a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Huntsberger2010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Wolf2010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Huntsberger2011c</text:p>
          </table:table-cell>
          <table:table-cell table:style-name="ce1"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Huntsberger2011c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Huntsberger2011a</text:p>
          </table:table-cell>
          <table:table-cell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Faghihi2011c</text:p>
          </table:table-cell>
          <table:table-cell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Nkambou2013</text:p>
          </table:table-cell>
          <table:table-cell table:style-name="ce1"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Faghihi2011c</text:p>
          </table:table-cell>
          <table:table-cell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Faghihi2011c</text:p>
          </table:table-cell>
          <table:table-cell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Faghihi2011</text:p>
          </table:table-cell>
          <table:table-cell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Arrabales2009</text:p>
          </table:table-cell>
          <table:table-cell table:style-name="ce1"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Arrabales2009</text:p>
          </table:table-cell>
          <table:table-cell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Arrabales2009</text:p>
          </table:table-cell>
          <table:table-cell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Conforth2011</text:p>
          </table:table-cell>
          <table:table-cell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Conforth2011</text:p>
          </table:table-cell>
          <table:table-cell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Conforth2011</text:p>
          </table:table-cell>
          <table:table-cell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onforth2011</text:p>
          </table:table-cell>
          <table:table-cell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Conforth2011a</text:p>
          </table:table-cell>
          <table:table-cell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Schiller2012</text:p>
          </table:table-cell>
          <table:table-cell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Schiller2012</text:p>
          </table:table-cell>
          <table:table-cell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Schiller2012</text:p>
          </table:table-cell>
          <table:table-cell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Schiller2012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Sun2016a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Sun2016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Sun2014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Sun2002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Sun2016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Sun2016a</text:p>
          </table:table-cell>
          <table:table-cell/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Systems2014</text:p>
          </table:table-cell>
          <table:table-cell/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Seamster1993</text:p>
          </table:table-cell>
          <table:table-cell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Goertzel2010a, Cai2012</text:p>
          </table:table-cell>
          <table:table-cell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Goertzel2010b, Goertzel2009a</text:p>
          </table:table-cell>
          <table:table-cell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Goertzel2010b, Goertzel2009a</text:p>
          </table:table-cell>
          <table:table-cell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Goertzel2011b</text:p>
          </table:table-cell>
          <table:table-cell/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Goertzel2013b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Henderson2013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Henderson2013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Henderson2013</text:p>
          </table:table-cell>
          <table:table-cell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Ritter2012</text:p>
          </table:table-cell>
          <table:table-cell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Ritter2009</text:p>
          </table:table-cell>
          <table:table-cell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Ritter2009</text:p>
          </table:table-cell>
          <table:table-cell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Ritter2009</text:p>
          </table:table-cell>
          <table:table-cell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Wilson2013</text:p>
          </table:table-cell>
          <table:table-cell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Hinrichs2013</text:p>
          </table:table-cell>
          <table:table-cell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Hinrichs2007</text:p>
          </table:table-cell>
          <table:table-cell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Hinrichs2007</text:p>
          </table:table-cell>
          <table:table-cell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Hinrichs2007</text:p>
          </table:table-cell>
          <table:table-cell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Wilson2013</text:p>
          </table:table-cell>
          <table:table-cell/>
        </table:table-row>
        <table:table-row table:style-name="ro1">
          <table:table-cell office:value-type="string" calcext:value-type="string">
            <text:p>Copycat/Metacat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Mitchell2001</text:p>
          </table:table-cell>
          <table:table-cell/>
        </table:table-row>
        <table:table-row table:style-name="ro1">
          <table:table-cell office:value-type="string" calcext:value-type="string">
            <text:p>Copycat/Metaca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itchell2001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Bandera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Guzman2012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Guzman2012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Guzman2012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Hawes2010a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hristensen2009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Hawes2010a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Verschure2003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affei2015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Maffei2015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Maffei2015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Verschure2013</text:p>
          </table:table-cell>
          <table:table-cell/>
        </table:table-row>
        <table:table-row table:style-name="ro1">
          <table:table-cell office:value-type="string" calcext:value-type="string">
            <text:p>Darwinian Neurodynamics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Fedor2017</text:p>
          </table:table-cell>
          <table:table-cell/>
        </table:table-row>
        <table:table-row table:style-name="ro1">
          <table:table-cell office:value-type="string" calcext:value-type="string">
            <text:p>Darwinian Neurodynamics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Fedor2017</text:p>
          </table:table-cell>
          <table:table-cell/>
        </table:table-row>
        <table:table-row table:style-name="ro1">
          <table:table-cell office:value-type="string" calcext:value-type="string">
            <text:p>Darwinian Neurodynamics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Fedor2017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Joshi2012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Brick2007, Scheutz2013a, Scheutz2009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Brick2007, Scheutz2013a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Joshi2012, Talamadupula2010b</text:p>
          </table:table-cell>
          <table:table-cell/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Pezzulo2009</text:p>
          </table:table-cell>
          <table:table-cell/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Pezzulo2009</text:p>
          </table:table-cell>
          <table:table-cell/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Pezzulo2009</text:p>
          </table:table-cell>
          <table:table-cell/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Pezzulo2009</text:p>
          </table:table-cell>
          <table:table-cell/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Pezzulo2009</text:p>
          </table:table-cell>
          <table:table-cell/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ecuci2010</text:p>
          </table:table-cell>
          <table:table-cell/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Tecuci2010</text:p>
          </table:table-cell>
          <table:table-cell/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Tecuci2010</text:p>
          </table:table-cell>
          <table:table-cell/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Tecuci2000</text:p>
          </table:table-cell>
          <table:table-cell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Ng2012a</text:p>
          </table:table-cell>
          <table:table-cell/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g2012a</text:p>
          </table:table-cell>
          <table:table-cell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Petkov2006a</text:p>
          </table:table-cell>
          <table:table-cell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Feldman2009a</text:p>
          </table:table-cell>
          <table:table-cell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Kokinov1990</text:p>
          </table:table-cell>
          <table:table-cell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Kieras2012a</text:p>
          </table:table-cell>
          <table:table-cell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Kieras1997</text:p>
          </table:table-cell>
          <table:table-cell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Bresina1990</text:p>
          </table:table-cell>
          <table:table-cell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Researce1992, Bresina1990</text:p>
          </table:table-cell>
          <table:table-cell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Bresina1990</text:p>
          </table:table-cell>
          <table:table-cell/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Researce1992, Bresina1990</text:p>
          </table:table-cell>
          <table:table-cell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pstein2010</text:p>
          </table:table-cell>
          <table:table-cell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Epstein1992, Epstein2006, Sklar2011</text:p>
          </table:table-cell>
          <table:table-cell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Epstein1992, Epstein2006, Sklar2011</text:p>
          </table:table-cell>
          <table:table-cell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Epstein1992, Epstein2006, Sklar2011</text:p>
          </table:table-cell>
          <table:table-cell/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Epstein1992, Epstein2006, Sklar2011</text:p>
          </table:table-cell>
          <table:table-cell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Bona2012</text:p>
          </table:table-cell>
          <table:table-cell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Shapiro2010, Bona2012</text:p>
          </table:table-cell>
          <table:table-cell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Shapiro2010,Bona2012</text:p>
          </table:table-cell>
          <table:table-cell/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Shapiro2010</text:p>
          </table:table-cell>
          <table:table-cell/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Samsonovich2006a</text:p>
          </table:table-cell>
          <table:table-cell/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Samsonovich2013</text:p>
          </table:table-cell>
          <table:table-cell/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Samsonovich2008b</text:p>
          </table:table-cell>
          <table:table-cell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Vere1991</text:p>
          </table:table-cell>
          <table:table-cell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Vere1990</text:p>
          </table:table-cell>
          <table:table-cell/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Byrne2015</text:p>
          </table:table-cell>
          <table:table-cell/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Hawkins2016</text:p>
          </table:table-cell>
          <table:table-cell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Langley2005a</text:p>
          </table:table-cell>
          <table:table-cell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Langley2005</text:p>
          </table:table-cell>
          <table:table-cell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Iba2011, Langley2011</text:p>
          </table:table-cell>
          <table:table-cell/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Asgharbeygi2005, Shapiro2001a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Beira2006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Vernon2010a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Vernon2010a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Vernon2010a</text:p>
          </table:table-cell>
          <table:table-cell/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Vernon2010a</text:p>
          </table:table-cell>
          <table:table-cell/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Brett2002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Kawamura2008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Kawamura2008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Kawamura2008</text:p>
          </table:table-cell>
          <table:table-cell/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Kawamura2008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Breazeal2003</text:p>
          </table:table-cell>
          <table:table-cell/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Breazeal2003</text:p>
          </table:table-cell>
          <table:table-cell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Oreilly2012</text:p>
          </table:table-cell>
          <table:table-cell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Oreilly2012,Hazy2007</text:p>
          </table:table-cell>
          <table:table-cell/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Oreilly1998</text:p>
          </table:table-cell>
          <table:table-cell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Faghihi2014</text:p>
          </table:table-cell>
          <table:table-cell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Faghihi2014</text:p>
          </table:table-cell>
          <table:table-cell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Franklin2016</text:p>
          </table:table-cell>
          <table:table-cell/>
        </table:table-row>
        <table:table-row table:style-name="ro1">
          <table:table-cell office:value-type="string" calcext:value-type="string">
            <text:p>#LIDA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Franklin2016</text:p>
          </table:table-cell>
          <table:table-cell/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Franklin2016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Nguyen2013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Oudeyer</text:p>
          </table:table-cell>
          <table:table-cell/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Oudeyer</text:p>
          </table:table-cell>
          <table:table-cell/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Hudlicka2006,Reisenzein2013</text:p>
          </table:table-cell>
          <table:table-cell/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Hudlicka2006,Reisenzein2013</text:p>
          </table:table-cell>
          <table:table-cell/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Hudlicka2010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Kuokka1991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Kuokka1991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Kuokka1991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Kuokka1991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Kuokka1991</text:p>
          </table:table-cell>
          <table:table-cell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Bellas2010b</text:p>
          </table:table-cell>
          <table:table-cell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Bellas2010a, Bellas2014</text:p>
          </table:table-cell>
          <table:table-cell/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Bellas2005</text:p>
          </table:table-cell>
          <table:table-cell/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Bach2015</text:p>
          </table:table-cell>
          <table:table-cell/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Bach2015</text:p>
          </table:table-cell>
          <table:table-cell/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Bach2015</text:p>
          </table:table-cell>
          <table:table-cell/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Bach2015</text:p>
          </table:table-cell>
          <table:table-cell/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Bach2015</text:p>
          </table:table-cell>
          <table:table-cell/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Bach2015</text:p>
          </table:table-cell>
          <table:table-cell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yler1998,Gore2009,Wickens2005</text:p>
          </table:table-cell>
          <table:table-cell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Tyler1998,Gore2009,Wickens2005</text:p>
          </table:table-cell>
          <table:table-cell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Dannenhauer2014</text:p>
          </table:table-cell>
          <table:table-cell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Paisner2013</text:p>
          </table:table-cell>
          <table:table-cell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Paisner2013</text:p>
          </table:table-cell>
          <table:table-cell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Paisner2013</text:p>
          </table:table-cell>
          <table:table-cell/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Starzyk2015</text:p>
          </table:table-cell>
          <table:table-cell/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Starzyk2015</text:p>
          </table:table-cell>
          <table:table-cell/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Starzyk2015</text:p>
          </table:table-cell>
          <table:table-cell/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Starzyk2010</text:p>
          </table:table-cell>
          <table:table-cell/>
        </table:table-row>
        <table:table-row table:style-name="ro1">
          <table:table-cell office:value-type="string" calcext:value-type="string">
            <text:p>MusiCog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Maxwell2014a</text:p>
          </table:table-cell>
          <table:table-cell/>
        </table:table-row>
        <table:table-row table:style-name="ro1">
          <table:table-cell office:value-type="string" calcext:value-type="string">
            <text:p>MusiCog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Maxwell2014a</text:p>
          </table:table-cell>
          <table:table-cell/>
        </table:table-row>
        <table:table-row table:style-name="ro1">
          <table:table-cell office:value-type="string" calcext:value-type="string">
            <text:p>MusiCo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Maxwell2014a</text:p>
          </table:table-cell>
          <table:table-cell/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Wang2015a</text:p>
          </table:table-cell>
          <table:table-cell/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Wang2011a</text:p>
          </table:table-cell>
          <table:table-cell/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Wang2010, Wang2006</text:p>
          </table:table-cell>
          <table:table-cell/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Wang2016</text:p>
          </table:table-cell>
          <table:table-cell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Goertzel2008b</text:p>
          </table:table-cell>
          <table:table-cell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Goertzel2008b</text:p>
          </table:table-cell>
          <table:table-cell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Wang2015</text:p>
          </table:table-cell>
          <table:table-cell/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Goertzel2008c</text:p>
          </table:table-cell>
          <table:table-cell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Deutsch2014</text:p>
          </table:table-cell>
          <table:table-cell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Deutsch2014</text:p>
          </table:table-cell>
          <table:table-cell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Deutsch2014</text:p>
          </table:table-cell>
          <table:table-cell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Deutsch2014</text:p>
          </table:table-cell>
          <table:table-cell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Pollock1999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Korstanje2016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Korstanje2016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Brom2007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Brom2007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Brom2009</text:p>
          </table:table-cell>
          <table:table-cell/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Rosenthal2012</text:p>
          </table:table-cell>
          <table:table-cell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Cassimatis2010</text:p>
          </table:table-cell>
          <table:table-cell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Cassimatis2010</text:p>
          </table:table-cell>
          <table:table-cell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Simmons1997</text:p>
          </table:table-cell>
          <table:table-cell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Fink2005</text:p>
          </table:table-cell>
          <table:table-cell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Veloso1998, Minton1989</text:p>
          </table:table-cell>
          <table:table-cell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Carbonell1992</text:p>
          </table:table-cell>
          <table:table-cell/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Carbonell1992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Dinverno2004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Taylor1996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Dinverno2004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Taylor1996</text:p>
          </table:table-cell>
          <table:table-cell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Fan2010</text:p>
          </table:table-cell>
          <table:table-cell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Fan2010</text:p>
          </table:table-cell>
          <table:table-cell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Fan2010</text:p>
          </table:table-cell>
          <table:table-cell/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Fan2010</text:p>
          </table:table-cell>
          <table:table-cell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Fan2004</text:p>
          </table:table-cell>
          <table:table-cell/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Ogasawara1991</text:p>
          </table:table-cell>
          <table:table-cell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Coward2004c</text:p>
          </table:table-cell>
          <table:table-cell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Coward2004c</text:p>
          </table:table-cell>
          <table:table-cell/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Coward2000c</text:p>
          </table:table-cell>
          <table:table-cell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Murdock2001, Murdock2008</text:p>
          </table:table-cell>
          <table:table-cell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Murdock2001, Murdock2008</text:p>
          </table:table-cell>
          <table:table-cell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Fernzndez2015</text:p>
          </table:table-cell>
          <table:table-cell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Bandera2014</text:p>
          </table:table-cell>
          <table:table-cell/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Bandera2014</text:p>
          </table:table-cell>
          <table:table-cell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Jilk2008</text:p>
          </table:table-cell>
          <table:table-cell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Jilk2008</text:p>
          </table:table-cell>
          <table:table-cell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Zeng2007</text:p>
          </table:table-cell>
          <table:table-cell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Zhang2001,Zhang2007,Weng2006</text:p>
          </table:table-cell>
          <table:table-cell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Zhang2001,Zhang2007,Weng2006</text:p>
          </table:table-cell>
          <table:table-cell/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Zhang2001,Zhang2007,Weng2006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Kotseruba2016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Kotseruba2016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Kotseruba2016</text:p>
          </table:table-cell>
          <table:table-cell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Schemas2002</text:p>
          </table:table-cell>
          <table:table-cell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Wendelken2002a,Wendelken2005</text:p>
          </table:table-cell>
          <table:table-cell/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Wendelken2002a,Wendelken2005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Rosenbloom2016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Sutton2009, Ustun2015a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Ustun2015a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Rosenbloom2015b</text:p>
          </table:table-cell>
          <table:table-cell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Nuxoll2004a</text:p>
          </table:table-cell>
          <table:table-cell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emotion</text:p>
          </table:table-cell>
          <table:table-cell office:value-type="string" calcext:value-type="string">
            <text:p>Nuxoll2004a</text:p>
          </table:table-cell>
          <table:table-cell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Nuxoll2004a</text:p>
          </table:table-cell>
          <table:table-cell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Nuxoll2004a</text:p>
          </table:table-cell>
          <table:table-cell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Laird2012</text:p>
          </table:table-cell>
          <table:table-cell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WTA</text:p>
          </table:table-cell>
          <table:table-cell office:value-type="string" calcext:value-type="string">
            <text:p>Eliasmith2015a</text:p>
          </table:table-cell>
          <table:table-cell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Eliasmith2015a</text:p>
          </table:table-cell>
          <table:table-cell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Eliasmith2015a</text:p>
          </table:table-cell>
          <table:table-cell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Brooks1990</text:p>
          </table:table-cell>
          <table:table-cell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Brooks1990</text:p>
          </table:table-cell>
          <table:table-cell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Brooks1990</text:p>
          </table:table-cell>
          <table:table-cell/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Vanlehn1989a</text:p>
          </table:table-cell>
          <table:table-cell/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Vanlehn1989e</text:p>
          </table:table-cell>
          <table:table-cell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Mitchell1990</text:p>
          </table:table-cell>
          <table:table-cell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Mitchell1990</text:p>
          </table:table-cell>
          <table:table-cell/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Mitchell1989a</text:p>
          </table:table-cell>
          <table:table-cell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Thorisson1999a</text:p>
          </table:table-cell>
          <table:table-cell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predefined</text:p>
          </table:table-cell>
          <table:table-cell office:value-type="string" calcext:value-type="string">
            <text:p>Thorisson1998</text:p>
          </table:table-cell>
          <table:table-cell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Thorisson1998</text:p>
          </table:table-cell>
          <table:table-cell/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Thorisson2002</text:p>
          </table:table-cell>
          <table:table-cell/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Boloni2011</text:p>
          </table:table-cell>
          <table:table-cell/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Ladislau20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00-00-00</text:date>, <text:time style:data-style-name="N2" text:time-value="19:47:37.538332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22:54:26.768225360</meta:creation-date>
    <dc:date>2018-09-09T20:10:12.419032754</dc:date>
    <meta:editing-duration>PT44M19S</meta:editing-duration>
    <meta:editing-cycles>7</meta:editing-cycles>
    <meta:generator>LibreOffice/5.1.6.2$Linux_X86_64 LibreOffice_project/10m0$Build-2</meta:generator>
    <meta:document-statistic meta:table-count="1" meta:cell-count="888" meta:object-count="0"/>
  </office:meta>
</office:document-meta>
</file>